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0de1" officeooo:paragraph-rsid="00110de1"/>
    </style:style>
    <style:style style:name="P2" style:family="paragraph" style:parent-style-name="Standard" style:list-style-name="L2">
      <style:text-properties officeooo:rsid="00110de1" officeooo:paragraph-rsid="00110de1"/>
    </style:style>
    <style:style style:name="P3" style:family="paragraph" style:parent-style-name="Standard">
      <style:text-properties fo:font-weight="bold" officeooo:rsid="00110de1" officeooo:paragraph-rsid="00110de1" style:font-weight-asian="bold" style:font-weight-complex="bold"/>
    </style:style>
    <style:style style:name="P4" style:family="paragraph" style:parent-style-name="Standard">
      <style:text-properties fo:font-weight="normal" officeooo:rsid="00110de1" officeooo:paragraph-rsid="00110de1" style:font-weight-asian="normal" style:font-weight-complex="normal"/>
    </style:style>
    <style:style style:name="P5" style:family="paragraph" style:parent-style-name="Standard">
      <style:text-properties fo:color="#342a06" loext:opacity="100%" fo:font-size="15pt" fo:font-weight="bold" officeooo:rsid="00110de1" officeooo:paragraph-rsid="00110de1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text-properties officeooo:paragraph-rsid="00110de1"/>
    </style:style>
    <style:style style:name="P7" style:family="paragraph" style:parent-style-name="Standard">
      <style:text-properties officeooo:paragraph-rsid="00110de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0de1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gitalized IUT Medical System</text:p>
      <text:p text:style-name="P3"/>
      <text:p text:style-name="P3">Step 1: Empathize</text:p>
      <text:p text:style-name="P1"/>
      <text:p text:style-name="P4">End users: Student, Faculty, Staffs</text:p>
      <text:p text:style-name="P4"/>
      <text:p text:style-name="P4">Current State: </text:p>
      <text:list text:style-name="L1">
        <text:list-item>
          <text:p text:style-name="P6"><text:span text:style-name="T2">No digital system which an end user can use to track their medical health </text:span></text:p>
        </text:list-item>
        <text:list-item>
          <text:p text:style-name="P6"><text:span text:style-name="T1">No digital system which an end user </text:span><text:span text:style-name="T2">can book an appointment. </text:span></text:p>
        </text:list-item>
        <text:list-item>
          <text:p text:style-name="P6"><text:span text:style-name="T2">No digital system which an end user can request for their medical bills.</text:span></text:p>
        </text:list-item>
        <text:list-item>
          <text:p text:style-name="P6"><text:span text:style-name="T2">No digital system which an end user ……. </text:span></text:p>
        </text:list-item>
      </text:list>
      <text:p text:style-name="P7"><text:span text:style-name="T2"/></text:p>
      <text:p text:style-name="P1"><text:span text:style-name="T1">Pain Points: </text:span></text:p>
      <text:list text:style-name="L2">
        <text:list-item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4:58:02.818181588</meta:creation-date>
    <meta:generator>LibreOffice/7.4.2.3$MacOSX_AARCH64 LibreOffice_project/382eef1f22670f7f4118c8c2dd222ec7ad009daf</meta:generator>
    <dc:date>2024-02-14T19:21:35.846907256</dc:date>
    <meta:editing-duration>PT4H23M33S</meta:editing-duration>
    <meta:editing-cycles>1</meta:editing-cycles>
    <meta:document-statistic meta:table-count="0" meta:image-count="0" meta:object-count="0" meta:page-count="1" meta:paragraph-count="10" meta:word-count="67" meta:character-count="363" meta:non-whitespace-character-count="305"/>
  </office:meta>
</office:document-meta>
</file>